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E9FFFE90BB29541.png" manifest:media-type="image/png"/>
  <manifest:file-entry manifest:full-path="Pictures/10000201000006400000038415064DFF30315144.png" manifest:media-type="image/png"/>
  <manifest:file-entry manifest:full-path="Pictures/100002010000064000000384F20133EABFCCAFF3.png" manifest:media-type="image/png"/>
  <manifest:file-entry manifest:full-path="Pictures/100002010000064000000384A70EB3D7FC0A25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592d" officeooo:paragraph-rsid="001f592d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f592d" officeooo:paragraph-rsid="001f592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Linux Cammands</text:p>
      <text:p text:style-name="P2"/>
      <text:p text:style-name="P2"><draw:frame draw:style-name="fr1" draw:name="Image1" text:anchor-type="paragraph" svg:x="-1.388cm" svg:y="0.194cm" svg:width="19.495cm" svg:height="11.619cm" draw:z-index="0"><draw:image xlink:href="Pictures/100002010000064000000384F20133EABFCCAFF3.png" xlink:type="simple" xlink:show="embed" xlink:actuate="onLoad" loext:mime-type="image/png"/></draw:frame><draw:frame draw:style-name="fr1" draw:name="Image2" text:anchor-type="paragraph" svg:x="-1.145cm" svg:y="13.106cm" svg:width="19.482cm" svg:height="10.957cm" draw:z-index="1"><draw:image xlink:href="Pictures/100002010000064000000384A70EB3D7FC0A2595.png" xlink:type="simple" xlink:show="embed" xlink:actuate="onLoad" loext:mime-type="image/png"/></draw:frame></text:p>
      <text:p text:style-name="P2"/>
      <text:p text:style-name="P2"/>
      <text:p text:style-name="P2"><draw:frame draw:style-name="fr1" draw:name="Image3" text:anchor-type="paragraph" svg:x="-0.818cm" svg:y="0.607cm" svg:width="19.061cm" svg:height="12.028cm" draw:z-index="2"><draw:image xlink:href="Pictures/10000201000006400000038415064DFF30315144.png" xlink:type="simple" xlink:show="embed" xlink:actuate="onLoad" loext:mime-type="image/png"/></draw:frame><text:soft-page-break/></text:p>
      <text:p text:style-name="P2"><draw:frame draw:style-name="fr1" draw:name="Image4" text:anchor-type="paragraph" svg:x="-1.184cm" svg:y="0.284cm" svg:width="19.826cm" svg:height="11.151cm" draw:z-index="3"><draw:image xlink:href="Pictures/100002010000064000000384CE9FFFE90BB29541.png" xlink:type="simple" xlink:show="embed" xlink:actuate="onLoad" loext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51:49.327788679</meta:creation-date>
    <dc:date>2022-03-17T11:06:46.831510639</dc:date>
    <meta:editing-duration>PT4M47S</meta:editing-duration>
    <meta:editing-cycles>1</meta:editing-cycles>
    <meta:document-statistic meta:table-count="0" meta:image-count="4" meta:object-count="0" meta:page-count="3" meta:paragraph-count="1" meta:word-count="3" meta:character-count="20" meta:non-whitespace-character-count="18"/>
    <meta:generator>LibreOffice/6.0.7.3$Linux_X86_64 LibreOffice_project/00m0$Build-3</meta:generator>
  </office:meta>
</office:document-meta>
</file>